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AdapterFactoryBean.setResourceAdapterClass( Class &lt; ? extends ResourceAdapter &gt; resourceAdap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dapterFactoryBean.setResourceAdapter( ResourceAdapter resource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dapterFactoryBean.setWorkManager( WorkManager wor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dapter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AdapterFactoryBean.setBootstrapContext( BootstrapContext bootstra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dapt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dapterFactoryBean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AdapterFactoryBean.setXaTerminator( XATerminator xaTermin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dapte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dapt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